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903cm" table:align="left"/>
    </style:style>
    <style:style style:name="Таблица1.A" style:family="table-column">
      <style:table-column-properties style:column-width="6.105cm"/>
    </style:style>
    <style:style style:name="Таблица1.B" style:family="table-column">
      <style:table-column-properties style:column-width="2.494cm"/>
    </style:style>
    <style:style style:name="Таблица1.C" style:family="table-column">
      <style:table-column-properties style:column-width="4.196cm"/>
    </style:style>
    <style:style style:name="Таблица1.D" style:family="table-column">
      <style:table-column-properties style:column-width="5.108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Arial" fo:font-size="16pt" fo:language="ru" fo:country="RU" fo:font-weight="bold" officeooo:rsid="00185a85" officeooo:paragraph-rsid="00185a85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rsid="00185a85" officeooo:paragraph-rsid="00185a85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185a85" officeooo:paragraph-rsid="00185a85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weight="bold" officeooo:rsid="00194261" officeooo:paragraph-rsid="00194261" style:font-weight-asian="bold" style:font-weight-complex="bold"/>
    </style:style>
    <style:style style:name="P5" style:family="paragraph" style:parent-style-name="Standard">
      <style:paragraph-properties fo:margin-top="0cm" fo:margin-bottom="0.199cm" loext:contextual-spacing="false" fo:text-align="center" style:justify-single-word="false" style:writing-mode="page"/>
      <style:text-properties style:font-name="Times New Roman" fo:font-size="11pt" officeooo:rsid="00185a85" officeooo:paragraph-rsid="00185a8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 style:writing-mode="page"/>
      <style:text-properties style:font-name="Times New Roman" fo:font-size="11pt" officeooo:rsid="00185a85" officeooo:paragraph-rsid="00185a8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11pt" officeooo:rsid="00185a85" officeooo:paragraph-rsid="00185a8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 fo:font-size="11pt" fo:language="en" fo:country="US" officeooo:rsid="00185a85" officeooo:paragraph-rsid="00185a85" style:font-size-asian="11pt" style:font-size-complex="11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officeooo:rsid="00185a85" officeooo:paragraph-rsid="00185a85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fo:font-size="11pt" fo:language="ru" fo:country="RU" fo:font-weight="bold" officeooo:rsid="00185a85" officeooo:paragraph-rsid="00185a85" style:font-size-asian="11pt" style:font-weight-asian="bold" style:font-size-complex="11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fo:font-size="11pt" fo:font-weight="bold" officeooo:rsid="00185a85" officeooo:paragraph-rsid="00185a85" style:font-size-asian="11pt" style:font-weight-asian="bold" style:font-size-complex="11pt" style:font-weight-complex="bold"/>
    </style:style>
    <style:style style:name="T1" style:family="text">
      <style:text-properties fo:language="ru" fo:country="RU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font-name="Times New Roman1" style:font-name-asian="Times New Roman1" style:font-name-complex="Times New Roman1"/>
    </style:style>
    <style:style style:name="T4" style:family="text">
      <style:text-properties style:text-position="super 58%" style:font-name-asian="Times New Roman1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АСПОРТ ТРУБОПРОВОДНОЙ АРМАТУРЫ</text:p>
      <text:p text:style-name="P1">№<text:bookmark text:name="passp_number"/></text:p>
      <text:p text:style-name="P2"/>
      <text:p text:style-name="P6">Cоставлен <text:bookmark-start text:name="prep_date"/>«25» <text:span text:style-name="T1">апреля</text:span> 2017 г.<text:bookmark-end text:name="prep_date"/> АО «Техдиагностика» (лицензия № 00-ДЭ-001954 выдана Федеральной службой по экологическому, технологическому и атомному надзору 20.07.2015 г.)</text:p>
      <text:p text:style-name="P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11">Эксплуатирующая организация</text:p>
          </table:table-cell>
          <table:table-cell table:style-name="Таблица1.B1" table:number-columns-spanned="3" office:value-type="string">
            <text:p text:style-name="P9">ОГПЗ ООО «Газпром добыча Оренбург»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1">Наименование</text:p>
          </table:table-cell>
          <table:table-cell table:style-name="Таблица1.B2" table:number-columns-spanned="3" office:value-type="string">
            <text:p text:style-name="P9">Задвижка клиновая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1">Код ОКП</text:p>
          </table:table-cell>
          <table:table-cell table:style-name="Таблица1.B2" table:number-columns-spanned="3" office:value-type="string">
            <text:p text:style-name="P7">374120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1">Назначение</text:p>
          </table:table-cell>
          <table:table-cell table:style-name="Таблица1.B2" table:number-columns-spanned="3" office:value-type="string">
            <text:p text:style-name="P7">Запорная арматура для перекрытия потока рабочей среды с определенной герметичностью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1">Изготовитель</text:p>
          </table:table-cell>
          <table:table-cell table:style-name="Таблица1.B2" table:number-columns-spanned="3" office:value-type="string">
            <text:p text:style-name="P8">Malbranque</text:p>
          </table:table-cell>
          <table:covered-table-cell/>
          <table:covered-table-cell/>
        </table:table-row>
        <table:table-row>
          <table:table-cell table:style-name="Таблица1.A2" office:value-type="string">
            <text:p text:style-name="P11">Проход номинальный(DN), мм (дюйм)</text:p>
          </table:table-cell>
          <table:table-cell table:style-name="Таблица1.A2" office:value-type="string">
            <text:p text:style-name="P8">80</text:p>
          </table:table-cell>
          <table:table-cell table:style-name="Таблица1.A2" office:value-type="string">
            <text:p text:style-name="P10">Год выпуска</text:p>
          </table:table-cell>
          <table:table-cell table:style-name="Таблица1.B2" office:value-type="string">
            <text:p text:style-name="P9">1985</text:p>
          </table:table-cell>
        </table:table-row>
        <table:table-row>
          <table:table-cell table:style-name="Таблица1.A2" office:value-type="string">
            <text:p text:style-name="P11">Давление номинальное (PN), кгс/см<text:span text:style-name="T2">2</text:span> </text:p>
          </table:table-cell>
          <table:table-cell table:style-name="Таблица1.A2" office:value-type="string">
            <text:p text:style-name="P8">40</text:p>
          </table:table-cell>
          <table:table-cell table:style-name="Таблица1.A2" office:value-type="string">
            <text:p text:style-name="P10">Идентификационный номер</text:p>
          </table:table-cell>
          <table:table-cell table:style-name="Таблица1.B2" office:value-type="string">
            <text:p text:style-name="P9">914</text:p>
          </table:table-cell>
        </table:table-row>
        <table:table-row>
          <table:table-cell table:style-name="Таблица1.A2" office:value-type="string">
            <text:p text:style-name="P11">Температура рабочей среды, <text:span text:style-name="T4">°</text:span>С</text:p>
          </table:table-cell>
          <table:table-cell table:style-name="Таблица1.A2" office:value-type="string">
            <text:p text:style-name="P9">От -40 до +300</text:p>
          </table:table-cell>
          <table:table-cell table:style-name="Таблица1.A2" office:value-type="string">
            <text:p text:style-name="P10">Рабочая среда</text:p>
          </table:table-cell>
          <table:table-cell table:style-name="Таблица1.B2" office:value-type="string">
            <text:p text:style-name="P9">Жидкие и газообразные неагрессивные среды</text:p>
          </table:table-cell>
        </table:table-row>
        <table:table-row>
          <table:table-cell table:style-name="Таблица1.A2" office:value-type="string">
            <text:p text:style-name="P11">Давление рабочее (PN), кгс/см<text:span text:style-name="T2">2</text:span></text:p>
          </table:table-cell>
          <table:table-cell table:style-name="Таблица1.B2" table:number-columns-spanned="3" office:value-type="string">
            <text:p text:style-name="P7">в зависимости от температуры рабочей среды <text:line-break/>в соответствии с ГОСТ 356-80</text:p>
          </table:table-cell>
          <table:covered-table-cell/>
          <table:covered-table-cell/>
        </table:table-row>
        <table:table-row>
          <table:table-cell table:style-name="Таблица1.A2" table:number-columns-spanned="3" office:value-type="string">
            <text:p text:style-name="P11">Испытание на прочность, Рисп., кгс/см<text:span text:style-name="T2">2</text:span></text:p>
          </table:table-cell>
          <table:covered-table-cell/>
          <table:covered-table-cell/>
          <table:table-cell table:style-name="Таблица1.B2" office:value-type="string">
            <text:p text:style-name="P9">50</text:p>
          </table:table-cell>
        </table:table-row>
        <table:table-row>
          <table:table-cell table:style-name="Таблица1.A2" table:number-columns-spanned="3" office:value-type="string">
            <text:p text:style-name="P11">Испытание на плотность, Рисп., кгс/см<text:span text:style-name="T2">2</text:span></text:p>
          </table:table-cell>
          <table:covered-table-cell/>
          <table:covered-table-cell/>
          <table:table-cell table:style-name="Таблица1.B2" office:value-type="string">
            <text:p text:style-name="P9">40</text:p>
          </table:table-cell>
        </table:table-row>
        <table:table-row>
          <table:table-cell table:style-name="Таблица1.B2" table:number-columns-spanned="4" office:value-type="string">
            <text:p text:style-name="P10">ДАННЫЕ О МАТЕРИАЛЬНОМ ИСПОЛНЕНИИ</text:p>
          </table:table-cell>
          <table:covered-table-cell/>
          <table:covered-table-cell/>
          <table:covered-table-cell/>
        </table:table-row>
        <table:table-row>
          <table:table-cell table:style-name="Таблица1.A2" office:value-type="string">
            <text:p text:style-name="P7">Наименование элемента</text:p>
          </table:table-cell>
          <table:table-cell table:style-name="Таблица1.B2" table:number-columns-spanned="3" office:value-type="string">
            <text:p text:style-name="P7">Материал, стандарт</text:p>
          </table:table-cell>
          <table:covered-table-cell/>
          <table:covered-table-cell/>
        </table:table-row>
      </table:table>
      <text:p text:style-name="P3"/>
      <text:p text:style-name="P3"/>
      <text:p text:style-name="P3"/>
      <text:p text:style-name="P3"/>
      <text:p text:style-name="P4">Главный специалист АО «Техдиагностика» <text:s text:c="2"/>________________ <text:s text:c="2"/>Д.В. Копыт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588cm" fo:margin-bottom="2cm" fo:margin-left="2cm" fo:margin-right="1.08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2M51S</meta:editing-duration>
    <meta:editing-cycles>5</meta:editing-cycles>
    <meta:generator>LibreOffice/5.2.4.2$Windows_x86 LibreOffice_project/3d5603e1122f0f102b62521720ab13a38a4e0eb0</meta:generator>
    <dc:date>2017-04-04T14:37:29.703000000</dc:date>
    <meta:document-statistic meta:table-count="1" meta:image-count="0" meta:object-count="0" meta:page-count="1" meta:paragraph-count="35" meta:word-count="124" meta:character-count="956" meta:non-whitespace-character-count="861"/>
    <meta:user-defined meta:name="Info 1"/>
    <meta:user-defined meta:name="Info 2"/>
    <meta:user-defined meta:name="Info 3"/>
    <meta:user-defined meta:name="Info 4"/>
  </office:meta>
</office:document-meta>
</file>